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0219" calcext:value-type="float">
            <text:p>0.00020219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81922" calcext:value-type="float">
            <text:p>0.00281922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68035" calcext:value-type="float">
            <text:p>0.268035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43738" calcext:value-type="float">
            <text:p>0.000000743738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3287" calcext:value-type="float">
            <text:p>0.643287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79761" calcext:value-type="float">
            <text:p>0.0017976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53" calcext:value-type="float">
            <text:p>0.01053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571006" calcext:value-type="float">
            <text:p>0.00000571006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637551" calcext:value-type="float">
            <text:p>0.00000063755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79792" calcext:value-type="float">
            <text:p>0.0279792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299" calcext:value-type="float">
            <text:p>0.00016299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29555" calcext:value-type="float">
            <text:p>0.00729555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0157263" calcext:value-type="float">
            <text:p>0.0000157263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14404" calcext:value-type="float">
            <text:p>0.0114404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3981" calcext:value-type="float">
            <text:p>0.2398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38192" calcext:value-type="float">
            <text:p>0.538192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866" calcext:value-type="float">
            <text:p>0.11866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95857" calcext:value-type="float">
            <text:p>0.195857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1463" calcext:value-type="float">
            <text:p>0.661463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5799" calcext:value-type="float">
            <text:p>0.000235799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67413" calcext:value-type="float">
            <text:p>0.0267413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08761" calcext:value-type="float">
            <text:p>0.30876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4017" calcext:value-type="float">
            <text:p>0.504017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45299" calcext:value-type="float">
            <text:p>0.0345299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94818" calcext:value-type="float">
            <text:p>0.0000094818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718786" calcext:value-type="float">
            <text:p>0.0000718786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989388" calcext:value-type="float">
            <text:p>0.0989388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415094" calcext:value-type="float">
            <text:p>0.00000415094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96718" calcext:value-type="float">
            <text:p>0.0096718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36876" calcext:value-type="float">
            <text:p>0.000336876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051" calcext:value-type="float">
            <text:p>0.0025051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03167" calcext:value-type="float">
            <text:p>0.0103167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753077" calcext:value-type="float">
            <text:p>0.000753077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38123" calcext:value-type="float">
            <text:p>0.438123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45882" calcext:value-type="float">
            <text:p>0.845882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777395" calcext:value-type="float">
            <text:p>0.000777395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02125" calcext:value-type="float">
            <text:p>0.0602125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509" calcext:value-type="float">
            <text:p>0.020509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6572" calcext:value-type="float">
            <text:p>0.0016572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16251" calcext:value-type="float">
            <text:p>0.0616251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27223" calcext:value-type="float">
            <text:p>0.00727223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5192" calcext:value-type="float">
            <text:p>0.00145192</text:p>
          </table:table-cell>
          <table:table-cell table:number-columns-repeated="8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703406" calcext:value-type="float">
            <text:p>0.00000703406</text:p>
          </table:table-cell>
          <table:table-cell table:number-columns-repeated="8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656065" calcext:value-type="float">
            <text:p>0.656065</text:p>
          </table:table-cell>
          <table:table-cell table:number-columns-repeated="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929114" calcext:value-type="float">
            <text:p>0.000009291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142" calcext:value-type="float">
            <text:p>0.92614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56891" calcext:value-type="float">
            <text:p>0.556891</text:p>
          </table:table-cell>
          <table:table-cell table:number-columns-repeated="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50569" calcext:value-type="float">
            <text:p>0.250569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10228" calcext:value-type="float">
            <text:p>0.0210228</text:p>
          </table:table-cell>
          <table:table-cell table:number-columns-repeated="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2195" calcext:value-type="float">
            <text:p>0.00000219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15454" calcext:value-type="float">
            <text:p>0.115454</text:p>
          </table:table-cell>
          <table:table-cell table:number-columns-repeated="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665904" calcext:value-type="float">
            <text:p>0.0000665904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73133" calcext:value-type="float">
            <text:p>0.973133</text:p>
          </table:table-cell>
          <table:table-cell table:number-columns-repeated="8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16501" calcext:value-type="float">
            <text:p>0.316501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26019" calcext:value-type="float">
            <text:p>0.126019</text:p>
          </table:table-cell>
          <table:table-cell table:number-columns-repeated="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5332" calcext:value-type="float">
            <text:p>0.0015332</text:p>
          </table:table-cell>
          <table:table-cell table:number-columns-repeated="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66955" calcext:value-type="float">
            <text:p>0.566955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664024" calcext:value-type="float">
            <text:p>0.0664024</text:p>
          </table:table-cell>
          <table:table-cell table:number-columns-repeated="8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926514" calcext:value-type="float">
            <text:p>0.926514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925214" calcext:value-type="float">
            <text:p>0.00000925214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5446" calcext:value-type="float">
            <text:p>0.0935446</text:p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9946" calcext:value-type="float">
            <text:p>0.59946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3431" calcext:value-type="float">
            <text:p>0.943431</text:p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75151" calcext:value-type="float">
            <text:p>0.00275151</text:p>
          </table:table-cell>
          <table:table-cell table:number-columns-repeated="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249473" calcext:value-type="float">
            <text:p>0.000000249473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1705" calcext:value-type="float">
            <text:p>0.0121705</text:p>
          </table:table-cell>
          <table:table-cell table:number-columns-repeated="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687305" calcext:value-type="float">
            <text:p>0.0000687305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2714" calcext:value-type="float">
            <text:p>0.122714</text:p>
          </table:table-cell>
          <table:table-cell table:number-columns-repeated="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8947" calcext:value-type="float">
            <text:p>0.0148947</text:p>
          </table:table-cell>
          <table:table-cell table:number-columns-repeated="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00252202" calcext:value-type="float">
            <text:p>0.0000025220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46389" calcext:value-type="float">
            <text:p>0.146389</text:p>
          </table:table-cell>
          <table:table-cell table:number-columns-repeated="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19062" calcext:value-type="float">
            <text:p>0.000119062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1469" calcext:value-type="float">
            <text:p>0.981469</text:p>
          </table:table-cell>
          <table:table-cell table:number-columns-repeated="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96433" calcext:value-type="float">
            <text:p>0.00196433</text:p>
          </table:table-cell>
          <table:table-cell table:number-columns-repeated="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91595" calcext:value-type="float">
            <text:p>0.0291595</text:p>
          </table:table-cell>
          <table:table-cell table:number-columns-repeated="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149839" calcext:value-type="float">
            <text:p>0.0000014983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80058" calcext:value-type="float">
            <text:p>0.180058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0425" calcext:value-type="float">
            <text:p>0.440425</text:p>
          </table:table-cell>
          <table:table-cell table:number-columns-repeated="8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55369" calcext:value-type="float">
            <text:p>0.155369</text:p>
          </table:table-cell>
          <table:table-cell table:number-columns-repeated="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702874" calcext:value-type="float">
            <text:p>0.00702874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8721" calcext:value-type="float">
            <text:p>0.928721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914143" calcext:value-type="float">
            <text:p>0.0000914143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54063" calcext:value-type="float">
            <text:p>0.0654063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739063" calcext:value-type="float">
            <text:p>0.00739063</text:p>
          </table:table-cell>
          <table:table-cell table:number-columns-repeated="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9873" calcext:value-type="float">
            <text:p>0.00259873</text:p>
          </table:table-cell>
          <table:table-cell table:number-columns-repeated="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6025" calcext:value-type="float">
            <text:p>0.0286025</text:p>
          </table:table-cell>
          <table:table-cell table:number-columns-repeated="8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3876" calcext:value-type="float">
            <text:p>0.000353876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7486" calcext:value-type="float">
            <text:p>0.00307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23432513201412" calcext:value-type="float">
            <text:p>0.23432513201412</text:p>
          </table:table-cell>
          <table:table-cell table:number-columns-repeated="8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3-31T08:24:00.570152515</dc:date>
    <meta:editing-duration>PT48M13S</meta:editing-duration>
    <meta:editing-cycles>18</meta:editing-cycles>
    <meta:generator>LibreOffice/7.3.7.2$Linux_X86_64 LibreOffice_project/30$Build-2</meta:generator>
    <meta:document-statistic meta:table-count="1" meta:cell-count="204" meta:object-count="0"/>
  </office:meta>
</office:document-meta>
</file>